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77cm" fo:min-width="3.112cm"/>
    </style:style>
    <style:style style:name="gr2" style:family="graphic" style:parent-style-name="standard">
      <style:graphic-properties draw:textarea-horizontal-align="justify" draw:textarea-vertical-align="middle" draw:auto-grow-height="false" fo:min-height="0.863cm" fo:min-width="3.1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3.4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textarea-horizontal-align="justify" draw:textarea-vertical-align="middle" draw:auto-grow-height="false" fo:min-height="7.25cm" fo:min-width="3.575cm"/>
    </style:style>
    <style:style style:name="gr8" style:family="graphic" style:parent-style-name="standard">
      <style:graphic-properties draw:textarea-horizontal-align="justify" draw:textarea-vertical-align="middle" draw:auto-grow-height="false" fo:min-height="1.136cm" fo:min-width="3.5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9cm" svg:height="6.5cm" svg:x="3.6cm" svg:y="18.599cm">
            <text:p text:style-name="P1">Watch time </text:p>
            <text:p text:style-name="P1">– Position</text:p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layer="layout" svg:width="3.9cm" svg:height="1.201cm" svg:x="3.601cm" svg:y="23.899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3" draw:text-style-name="P1" draw:layer="layout" svg:x1="6.9cm" svg:y1="15.5cm" svg:x2="6.9cm" svg:y2="18.6cm">
          <text:p/>
        </draw:line>
        <draw:line draw:style-name="gr3" draw:text-style-name="P1" draw:layer="layout" svg:x1="4.4cm" svg:y1="18.5cm" svg:x2="4.4cm" svg:y2="15.5cm">
          <text:p/>
        </draw:line>
        <draw:custom-shape draw:style-name="gr4" draw:text-style-name="P1" draw:layer="layout" svg:width="3.9cm" svg:height="3.4cm" svg:x="13.5cm" svg:y="11.8cm">
          <text:p text:style-name="P1">Timekeep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3.5cm" svg:y1="13.4cm" svg:x2="7.1cm" svg:y2="13.4cm">
          <text:p/>
        </draw:line>
        <draw:frame draw:style-name="gr5" draw:layer="layout" svg:width="6.9cm" svg:height="1.673cm" svg:x="6.9cm" svg:y="12.4cm">
          <draw:text-box>
            <text:p>Watch Time &amp; Position</text:p>
          </draw:text-box>
        </draw:frame>
        <draw:frame draw:style-name="gr5" draw:layer="layout" svg:width="7cm" svg:height="1.673cm" svg:x="7cm" svg:y="16cm">
          <draw:text-box>
            <text:p>Watch Time &amp; Position</text:p>
          </draw:text-box>
        </draw:frame>
        <draw:custom-shape draw:style-name="gr4" draw:text-style-name="P1" draw:layer="layout" svg:width="3.9cm" svg:height="3.4cm" svg:x="3.2cm" svg:y="12.1cm">
          <text:p text:style-name="P1">Racing</text:p>
          <text:p text:style-name="P1">Secretary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layer="layout" svg:width="4cm" svg:height="1.1cm" svg:x="1.2cm" svg:y="16.6cm">
          <draw:text-box>
            <text:p>Ride Time</text:p>
          </draw:text-box>
        </draw:frame>
        <draw:g>
          <draw:custom-shape draw:style-name="gr7" draw:text-style-name="P1" draw:layer="layout" svg:width="4.4cm" svg:height="8.099cm" svg:x="0.699cm" svg:y="0.7cm">
            <text:p text:style-name="P1">If handicap</text:p>
            <text:p text:style-name="P1">competitions</text:p>
            <text:p text:style-name="P1">send</text:p>
            <text:p text:style-name="P1">to handicap</text:p>
            <text:p text:style-name="P1">calculation, else</text:p>
            <text:p text:style-name="P1">send to</text:p>
            <text:p text:style-name="P1">ordering</text:p>
            <text:p text:style-name="P1">calculation</text:p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4.4cm" svg:height="1.496cm" svg:x="0.7cm" svg:y="7.30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line draw:style-name="gr3" draw:text-style-name="P1" draw:layer="layout" svg:x1="3.7cm" svg:y1="12.1cm" svg:x2="3.7cm" svg:y2="8.8cm">
          <text:p/>
        </draw:line>
        <draw:frame draw:style-name="gr6" draw:layer="layout" svg:width="4cm" svg:height="1.1cm" svg:x="0.6cm" svg:y="9.3cm">
          <draw:text-box>
            <text:p>Ride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05:23.266000000</meta:creation-date>
    <dc:date>2014-10-24T18:21:27.309000000</dc:date>
    <meta:editing-duration>PT19M39S</meta:editing-duration>
    <meta:editing-cycles>8</meta:editing-cycles>
    <meta:generator>LibreOffice/4.3.2.2$Windows_x86 LibreOffice_project/edfb5295ba211bd31ad47d0bad0118690f76407d</meta:generator>
    <meta:document-statistic meta:object-count="16"/>
  </office:meta>
</office:document-meta>
</file>